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2" table:default-cell-style-name="ce3"/>
        <table:table-column table:style-name="co1" table:number-columns-repeated="3" table:default-cell-style-name="Default"/>
        <table:table-column table:style-name="co1" table:number-columns-repeated="16379" table:default-cell-style-name="ce3"/>
        <table:table-row table:style-name="ro1">
          <table:table-cell table:style-name="ce1" office:value-type="string" calcext:value-type="string">
            <text:p>順位</text:p>
          </table:table-cell>
          <table:table-cell table:style-name="ce1" office:value-type="string" calcext:value-type="string">
            <text:p>銘柄名</text:p>
          </table:table-cell>
          <table:table-cell table:number-columns-repeated="1638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ikkei.com/nkd/company/?scode=7203" xlink:type="simple">トヨタ</text:a>7203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nikkei.com/nkd/company/?scode=6758" xlink:type="simple">ソニーＧ</text:a>6758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ikkei.com/nkd/company/?scode=8306" xlink:type="simple">三菱ＵＦＪ</text:a>8306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nikkei.com/nkd/company/?scode=9983" xlink:type="simple">ファストリ</text:a>9983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nikkei.com/nkd/company/?scode=9432" xlink:type="simple">ＮＴＴ</text:a>9432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www.nikkei.com/nkd/company/?scode=6501" xlink:type="simple">日立</text:a>650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www.nikkei.com/nkd/company/?scode=6861" xlink:type="simple">キーエンス</text:a>686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www.nikkei.com/nkd/company/?scode=7974" xlink:type="simple">任天堂</text:a>7974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www.nikkei.com/nkd/company/?scode=8316" xlink:type="simple">三井住友ＦＧ</text:a>8316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www.nikkei.com/nkd/company/?scode=4519" xlink:type="simple">中外薬</text:a>4519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www.nikkei.com/nkd/company/?scode=6098" xlink:type="simple">リクルート</text:a>6098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www.nikkei.com/nkd/company/?scode=9433" xlink:type="simple">ＫＤＤＩ</text:a>9433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www.nikkei.com/nkd/company/?scode=8001" xlink:type="simple">伊藤忠</text:a>800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www.nikkei.com/nkd/company/?scode=9434" xlink:type="simple">ＳＢ</text:a>9434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www.nikkei.com/nkd/company/?scode=8058" xlink:type="simple">三菱商</text:a>8058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s://www.nikkei.com/nkd/company/?scode=8766" xlink:type="simple">東京海上</text:a>8766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s://www.nikkei.com/nkd/company/?scode=9984" xlink:type="simple">ＳＢＧ</text:a>9984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www.nikkei.com/nkd/company/?scode=8035" xlink:type="simple">東エレク</text:a>8035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https://www.nikkei.com/nkd/company/?scode=2914" xlink:type="simple">ＪＴ</text:a>2914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https://www.nikkei.com/nkd/company/?scode=8411" xlink:type="simple">みずほＦＧ</text:a>841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s://www.nikkei.com/nkd/company/?scode=8031" xlink:type="simple">三井物</text:a>803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www.nikkei.com/nkd/company/?scode=4063" xlink:type="simple">信越化</text:a>4063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s://www.nikkei.com/nkd/company/?scode=7011" xlink:type="simple">三菱重</text:a>701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s://www.nikkei.com/nkd/company/?scode=4502" xlink:type="simple">武田</text:a>4502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https://www.nikkei.com/nkd/company/?scode=4568" xlink:type="simple">第一三共</text:a>4568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www.nikkei.com/nkd/company/?scode=7267" xlink:type="simple">ホンダ</text:a>7267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https://www.nikkei.com/nkd/company/?scode=6702" xlink:type="simple">富士通</text:a>6702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s://www.nikkei.com/nkd/company/?scode=7751" xlink:type="simple">キヤノン</text:a>775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https://www.nikkei.com/nkd/company/?scode=4661" xlink:type="simple">ＯＬＣ</text:a>4661プライム</text:p>
          </table:table-cell>
          <table:table-cell table:number-columns-repeated="1638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https://www.nikkei.com/nkd/company/?scode=7741" xlink:type="simple">ＨＯＹＡ</text:a>7741プライム</text:p>
          </table:table-cell>
          <table:table-cell table:number-columns-repeated="16382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00/00/00</text:date>, <text:time style:data-style-name="N2" text:time-value="16:31:28.73769224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7T12:24:29.973092701</meta:creation-date>
    <dc:date>2025-04-07T16:33:27.025880019</dc:date>
    <meta:editing-duration>PT7M7S</meta:editing-duration>
    <meta:editing-cycles>2</meta:editing-cycles>
    <meta:generator>LibreOffice/25.2.2.2$Linux_X86_64 LibreOffice_project/520$Build-2</meta:generator>
    <meta:document-statistic meta:table-count="1" meta:cell-count="62" meta:object-count="0"/>
  </office:meta>
</office:document-meta>
</file>